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9.22457504" calcext:value-type="float">
            <text:p>49,22457504</text:p>
          </table:table-cell>
          <table:table-cell office:value-type="float" office:value="5.679426043E-027" calcext:value-type="float">
            <text:p>5,68E-027</text:p>
          </table:table-cell>
          <table:table-cell office:value-type="float" office:value="4.10752964" calcext:value-type="float">
            <text:p>4,10752964</text:p>
          </table:table-cell>
          <table:table-cell table:style-name="ce2" table:formula="of:=([.E3]-[.E2])/[.E2]" office:value-type="float" office:value="0.00475379653328149" calcext:value-type="float">
            <text:p>0,004753796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335" calcext:value-type="float">
            <text:p>72335</text:p>
          </table:table-cell>
          <table:table-cell office:value-type="float" office:value="54.20915985" calcext:value-type="float">
            <text:p>54,20915985</text:p>
          </table:table-cell>
          <table:table-cell office:value-type="float" office:value="5.521313459E-022" calcext:value-type="float">
            <text:p>5,52E-022</text:p>
          </table:table-cell>
          <table:table-cell office:value-type="float" office:value="2.899098635" calcext:value-type="float">
            <text:p>2,899098635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2335" calcext:value-type="float">
            <text:p>72335</text:p>
          </table:table-cell>
          <table:table-cell office:value-type="float" office:value="51.33525848" calcext:value-type="float">
            <text:p>51,33525848</text:p>
          </table:table-cell>
          <table:table-cell office:value-type="float" office:value="2.041916439E-023" calcext:value-type="float">
            <text:p>2,04E-023</text:p>
          </table:table-cell>
          <table:table-cell office:value-type="float" office:value="2.90773797" calcext:value-type="float">
            <text:p>2,90773797</text:p>
          </table:table-cell>
          <table:table-cell table:formula="of:=([.E5]-[.E4])/[.E4]" office:value-type="float" office:value="0.00298000726698276" calcext:value-type="float">
            <text:p>0,00298000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3797" calcext:value-type="float">
            <text:p>73797</text:p>
          </table:table-cell>
          <table:table-cell office:value-type="float" office:value="51.98796844" calcext:value-type="float">
            <text:p>51,98796844</text:p>
          </table:table-cell>
          <table:table-cell office:value-type="float" office:value="3.683315585E-019" calcext:value-type="float">
            <text:p>3,68E-019</text:p>
          </table:table-cell>
          <table:table-cell office:value-type="float" office:value="2.345906973" calcext:value-type="float">
            <text:p>2,34590697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3797" calcext:value-type="float">
            <text:p>73797</text:p>
          </table:table-cell>
          <table:table-cell office:value-type="float" office:value="52.28789139" calcext:value-type="float">
            <text:p>52,28789139</text:p>
          </table:table-cell>
          <table:table-cell office:value-type="float" office:value="2.610720631E-020" calcext:value-type="float">
            <text:p>2,61E-020</text:p>
          </table:table-cell>
          <table:table-cell office:value-type="float" office:value="2.350744247" calcext:value-type="float">
            <text:p>2,350744247</text:p>
          </table:table-cell>
          <table:table-cell table:style-name="ce3" table:formula="of:=([.E7]-[.E6])/[.E6]" office:value-type="float" office:value="0.00206200589182537" calcext:value-type="float">
            <text:p>0,002062005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677" calcext:value-type="float">
            <text:p>74677</text:p>
          </table:table-cell>
          <table:table-cell office:value-type="float" office:value="52.48666" calcext:value-type="float">
            <text:p>52,48666</text:p>
          </table:table-cell>
          <table:table-cell office:value-type="float" office:value="3.595899707E-017" calcext:value-type="float">
            <text:p>3,60E-017</text:p>
          </table:table-cell>
          <table:table-cell office:value-type="float" office:value="2.001989603" calcext:value-type="float">
            <text:p>2,0019896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677" calcext:value-type="float">
            <text:p>74677</text:p>
          </table:table-cell>
          <table:table-cell office:value-type="float" office:value="52.99791336" calcext:value-type="float">
            <text:p>52,99791336</text:p>
          </table:table-cell>
          <table:table-cell office:value-type="float" office:value="1.206844999E-016" calcext:value-type="float">
            <text:p>1,21E-016</text:p>
          </table:table-cell>
          <table:table-cell office:value-type="float" office:value="2.004144669" calcext:value-type="float">
            <text:p>2,004144669</text:p>
          </table:table-cell>
          <table:table-cell table:style-name="ce3" table:formula="of:=([.E9]-[.E8])/[.E8]" office:value-type="float" office:value="0.00107646213385446" calcext:value-type="float">
            <text:p>0,001076462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5289" calcext:value-type="float">
            <text:p>75289</text:p>
          </table:table-cell>
          <table:table-cell office:value-type="float" office:value="69.17639923" calcext:value-type="float">
            <text:p>69,17639923</text:p>
          </table:table-cell>
          <table:table-cell office:value-type="float" office:value="0.00000000000001815896507" calcext:value-type="float">
            <text:p>1,82E-014</text:p>
          </table:table-cell>
          <table:table-cell office:value-type="float" office:value="1.760483146" calcext:value-type="float">
            <text:p>1,76048314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5289" calcext:value-type="float">
            <text:p>75289</text:p>
          </table:table-cell>
          <table:table-cell office:value-type="float" office:value="77.66818237" calcext:value-type="float">
            <text:p>77,66818237</text:p>
          </table:table-cell>
          <table:table-cell office:value-type="float" office:value="2.943852844E-015" calcext:value-type="float">
            <text:p>2,94E-015</text:p>
          </table:table-cell>
          <table:table-cell office:value-type="float" office:value="1.762231469" calcext:value-type="float">
            <text:p>1,762231469</text:p>
          </table:table-cell>
          <table:table-cell table:style-name="ce3" table:formula="of:=([.E11]-[.E10])/[.E10]" office:value-type="float" office:value="0.000993092722286228" calcext:value-type="float">
            <text:p>0,000993092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5654" calcext:value-type="float">
            <text:p>75654</text:p>
          </table:table-cell>
          <table:table-cell office:value-type="float" office:value="93.78804779" calcext:value-type="float">
            <text:p>93,78804779</text:p>
          </table:table-cell>
          <table:table-cell office:value-type="float" office:value="0.00000000000001122249029" calcext:value-type="float">
            <text:p>1,12E-014</text:p>
          </table:table-cell>
          <table:table-cell office:value-type="float" office:value="1.581791401" calcext:value-type="float">
            <text:p>1,58179140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5654" calcext:value-type="float">
            <text:p>75654</text:p>
          </table:table-cell>
          <table:table-cell office:value-type="float" office:value="103.9691238" calcext:value-type="float">
            <text:p>103,9691238</text:p>
          </table:table-cell>
          <table:table-cell office:value-type="float" office:value="3.597727974E-015" calcext:value-type="float">
            <text:p>3,60E-015</text:p>
          </table:table-cell>
          <table:table-cell office:value-type="float" office:value="1.583137155" calcext:value-type="float">
            <text:p>1,583137155</text:p>
          </table:table-cell>
          <table:table-cell table:formula="of:=([.E13]-[.E12])/[.E12]" office:value-type="float" office:value="0.000850778427009633" calcext:value-type="float">
            <text:p>0,000850778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6032" calcext:value-type="float">
            <text:p>76032</text:p>
          </table:table-cell>
          <table:table-cell office:value-type="float" office:value="103.8902512" calcext:value-type="float">
            <text:p>103,8902512</text:p>
          </table:table-cell>
          <table:table-cell office:value-type="float" office:value="0.000000000002202469544" calcext:value-type="float">
            <text:p>2,20E-012</text:p>
          </table:table-cell>
          <table:table-cell office:value-type="float" office:value="1.440907955" calcext:value-type="float">
            <text:p>1,44090795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6032" calcext:value-type="float">
            <text:p>76032</text:p>
          </table:table-cell>
          <table:table-cell office:value-type="float" office:value="102.0302963" calcext:value-type="float">
            <text:p>102,0302963</text:p>
          </table:table-cell>
          <table:table-cell office:value-type="float" office:value="0.0000000000006765736517" calcext:value-type="float">
            <text:p>6,77E-013</text:p>
          </table:table-cell>
          <table:table-cell office:value-type="float" office:value="1.441996098" calcext:value-type="float">
            <text:p>1,441996098</text:p>
          </table:table-cell>
          <table:table-cell table:formula="of:=([.E15]-[.E14])/[.E14]" office:value-type="float" office:value="0.000755178702583968" calcext:value-type="float">
            <text:p>0,00075517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6333" calcext:value-type="float">
            <text:p>76333</text:p>
          </table:table-cell>
          <table:table-cell office:value-type="float" office:value="193.1621246" calcext:value-type="float">
            <text:p>193,1621246</text:p>
          </table:table-cell>
          <table:table-cell office:value-type="float" office:value="0.00000000001427159606" calcext:value-type="float">
            <text:p>1,43E-011</text:p>
          </table:table-cell>
          <table:table-cell office:value-type="float" office:value="1.327191234" calcext:value-type="float">
            <text:p>1,32719123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6333" calcext:value-type="float">
            <text:p>76333</text:p>
          </table:table-cell>
          <table:table-cell office:value-type="float" office:value="216.1247253" calcext:value-type="float">
            <text:p>216,1247253</text:p>
          </table:table-cell>
          <table:table-cell office:value-type="float" office:value="0.000000000007551925231" calcext:value-type="float">
            <text:p>7,55E-012</text:p>
          </table:table-cell>
          <table:table-cell office:value-type="float" office:value="1.328642964" calcext:value-type="float">
            <text:p>1,328642964</text:p>
          </table:table-cell>
          <table:table-cell table:formula="of:=([.E17]-[.E16])/[.E16]" office:value-type="float" office:value="0.00109383633858457" calcext:value-type="float">
            <text:p>0,001093836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699" calcext:value-type="float">
            <text:p>76699</text:p>
          </table:table-cell>
          <table:table-cell office:value-type="float" office:value="216.0348358" calcext:value-type="float">
            <text:p>216,0348358</text:p>
          </table:table-cell>
          <table:table-cell office:value-type="float" office:value="0.00000000007346722536" calcext:value-type="float">
            <text:p>7,35E-011</text:p>
          </table:table-cell>
          <table:table-cell office:value-type="float" office:value="1.231368065" calcext:value-type="float">
            <text:p>1,23136806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699" calcext:value-type="float">
            <text:p>76699</text:p>
          </table:table-cell>
          <table:table-cell office:value-type="float" office:value="211.422226" calcext:value-type="float">
            <text:p>211,422226</text:p>
          </table:table-cell>
          <table:table-cell office:value-type="float" office:value="0.0000000001663190419" calcext:value-type="float">
            <text:p>1,66E-010</text:p>
          </table:table-cell>
          <table:table-cell office:value-type="float" office:value="1.23207128" calcext:value-type="float">
            <text:p>1,23207128</text:p>
          </table:table-cell>
          <table:table-cell table:style-name="ce3" table:formula="of:=([.E19]-[.E18])/[.E18]" office:value-type="float" office:value="0.000571084324815524" calcext:value-type="float">
            <text:p>0,000571084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954" calcext:value-type="float">
            <text:p>76954</text:p>
          </table:table-cell>
          <table:table-cell office:value-type="float" office:value="269.7698059" calcext:value-type="float">
            <text:p>269,7698059</text:p>
          </table:table-cell>
          <table:table-cell office:value-type="float" office:value="0.000000000891487606" calcext:value-type="float">
            <text:p>8,91E-010</text:p>
          </table:table-cell>
          <table:table-cell office:value-type="float" office:value="1.149211287" calcext:value-type="float">
            <text:p>1,14921128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954" calcext:value-type="float">
            <text:p>76954</text:p>
          </table:table-cell>
          <table:table-cell office:value-type="float" office:value="310.6022034" calcext:value-type="float">
            <text:p>310,6022034</text:p>
          </table:table-cell>
          <table:table-cell office:value-type="float" office:value="0.000000001035067587" calcext:value-type="float">
            <text:p>1,04E-009</text:p>
          </table:table-cell>
          <table:table-cell office:value-type="float" office:value="1.150527" calcext:value-type="float">
            <text:p>1,150527</text:p>
          </table:table-cell>
          <table:table-cell table:style-name="ce3" table:formula="of:=([.E21]-[.E20])/[.E20]" office:value-type="float" office:value="0.00114488346475848" calcext:value-type="float">
            <text:p>0,001144883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7253" calcext:value-type="float">
            <text:p>77253</text:p>
          </table:table-cell>
          <table:table-cell office:value-type="float" office:value="371.5567322" calcext:value-type="float">
            <text:p>371,5567322</text:p>
          </table:table-cell>
          <table:table-cell office:value-type="float" office:value="0.0000000006438517497" calcext:value-type="float">
            <text:p>6,44E-010</text:p>
          </table:table-cell>
          <table:table-cell office:value-type="float" office:value="1.078509092" calcext:value-type="float">
            <text:p>1,07850909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62811258059825" calcext:value-type="float">
            <text:p>0,0016281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2:31.459729343</dc:date>
    <meta:document-statistic meta:table-count="1" meta:cell-count="121" meta:object-count="0"/>
    <meta:generator>LibreOffice/4.1.5.3$Linux_X86_64 LibreOffice_project/410m0$Build-3</meta:generator>
  </office:meta>
</office:document-meta>
</file>